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/>
      <style:text-properties fo:color="#333333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3.652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0" table:default-cell-style-name="ce1"/>
        <table:table-column table:style-name="co9" table:number-columns-repeated="99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НАЗВАНИЕ ТОВАРА</text:p>
          </table:table-cell>
          <table:table-cell office:value-type="string" table:style-name="ce2">
            <text:p>СЕКТОР</text:p>
          </table:table-cell>
          <table:table-cell office:value-type="string" table:style-name="ce2">
            <text:p>ПОЛОЖЕНИЕ В СЕКТОРЕ</text:p>
          </table:table-cell>
          <table:table-cell office:value-type="string" table:style-name="ce2">
            <text:p>ПОСТАВЩИК</text:p>
          </table:table-cell>
          <table:table-cell office:value-type="string" table:style-name="ce3">
            <text:p>КОЛИЧЕСТВО</text:p>
          </table:table-cell>
          <table:table-cell office:value-type="string" table:style-name="ce2">
            <text:p>ЦЕНА</text:p>
          </table:table-cell>
          <table:table-cell office:value-type="string" table:style-name="ce2">
            <text:p>ЗАКУПОЧНАЯ ЦЕНА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sport 2016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sport 1997-200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slivar sta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80 4d 86-94r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heko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ontiak vibe 1 2001/ toyota matrix 2001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and rover range rover 3 внедорожник 2002-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delta auto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and rover range rover 4 внедорожник 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дельта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and rover range rover sport 1 2005-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HB 2009-2013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4">
            <text:p>Ветровик ????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Carl steel man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Dodge caliber 2006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olvo xc60 c 2008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And rover Discovery 3 2004-2009/discovery 4 2009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Jeep compass (MP) 2017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JEEP GRAND CHEROKEE 1994-199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olvo s60 c 201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baru XV 2011-201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5">
            <text:p>ветровик volvo FH12 длинный тонированный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olvo xc70 2007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SubARU OUTBACK c 2015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exus rx 2003-2009/ toyota harrier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exus RX <text:s/>2010-2015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RYSTLER VOYAGER 1995-2008 / <text:s/>DODGE CARAVAN 1995-200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and rover freelander c 200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Jeep GRAND CHEROKEE 1993-199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baru XV 2011-201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Jeep cherokee (KL-) 2013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great wall hover h6 2011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Jeep compass 2013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baru FORESTER 08-13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Infiniti fx 35/45 03-08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Infiniti fx 37/50 2008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rato 3 SD 2012- широкий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commande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bongo 3 2004-2013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Optima 4 sd 2015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commande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rato ( LD) 2004-2008 HB 5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sedan 2017- 4 поколение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rato YD 2012- SET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2005-2011 SED/PRIDE 2005-200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2017-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rato LD 2004-2008 SE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Picanto (TA) 2011- 3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rato 2018- se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rento (BL) 2002-200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arens 2002-200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2000-2005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Picanto (SA) 2003-2010 5d /morning 2007-2011 5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2005-2011 HB 5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Kia Rio 2017- SEDAN/ k2 c 2017 se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2005-2011 sed/PRIDE 2005-200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rento (XM) 2009-201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Venga c 200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ul (SK3) с201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2000-2005 HB 5D/ WAGO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portage 1994-2003; 1998-2008 сборка в калиниграде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ED 2012- HB 3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Forte(4) 2008- Curent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ltos 5D 202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rento 2013-201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artway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ed 2 hb 3d eurostandart 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4 справа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portage 2010-201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rato 2003-2009 se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rento 2009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pectra/Shuma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rento/Prime 2015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portage 2005-201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ul 2009-201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arens 2002-200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ul 2019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rento 2019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Optima 2016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portage 2020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portage 1998-2005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Picanto 2017- 5D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4 2011-2017 SE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Picanto 2004-2010 5d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oul 2014-201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3 2005-2011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ed 2018-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epha 2 1107-200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5 справа</text:p>
          </table:table-cell>
          <table:table-cell office:value-type="string" table:style-name="ce5">
            <text:p><text:s/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Mohave(Borrego) (HM) c 2008-2016/c 201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arnival(UP/GQ) с 2002-2006 (0695)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portage 2010-2015 (0330)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ed (JD) 2012-2018 5D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Magentis 2000-2005(optima 2001-2005)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arens 2006-201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cerato (LD) 2004-2008 SE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c 2017 sedan/k2 c 2017 se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Sportage c 1994-2003; 1998-2008 сборка в Калиниграде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2005-2011 HB 5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sport c 2008-/ challenger c 2008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3 3D 1998-2006 / pajero 4 3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colt (z30) 2004-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ancer 1995-2003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Carizma 1995-2004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Galant 1996-2003 sedan/ aspire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Outlander 2001-200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Outlander 2007-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Outlander 2012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2 5d 1991-200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ancer 9 sedan 2000-201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дельта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Mitsubishi Space Star 1998-200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0" table:style-name="ce8">
            <text:p>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Carizma 1995-2004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200 1996-200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Ancer 9 WAGON 2003-200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ASX 201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ancer x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Ancer 9 2003-200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200 200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Outlander 2005-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3-4 1999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2 5d 1991-200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sport 200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fire spor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sport 1998-200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Outlander airtrek 2001-200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pajero sport 2016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Carizma 1995-2004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Outlander 2001-200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silvar sra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Ancer x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Outlander 2 xl 2006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Outlander 2012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Itsubishi Lanser x 2007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3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23 1994-1998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26 1992-1997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26 1992-1997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2003-2008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2002-2008 wAGO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2002-2008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23 1998-2003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2002-2008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2009-2013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2004-2009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2013 sedan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2004-2009 sedan только передние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cx5 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2004-2009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2012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2007-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2007-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2007-2012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hb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2001-2016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3 2002-2008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cx-7 2006-2013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cx5 201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26 1997-2002 sd/hb 5d/ capella 1997-2002 s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2007-2012 wago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232(BJ) 1998-2003 SD/ PROTEGE 1998-2000 S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MPV 1999-200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6 5 liftback 2007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4">
            <text:p>vsta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azda 5 2005-201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ле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(8e, b6/b7) 2001-2008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6 (4G/C7) 2011-2018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6 ( 4F/C6) 2005-2011 avant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( кузов 8d, b5) 1996-2001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Audi a6 (4b,c5) 1997-2004 avant/audi a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0" table:style-name="ce8">
            <text:p>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( кузов 8d, b5) 1996-2001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100 (44 кузов с3) 1982-199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100 (45 кузов 4a c4) 1990-1994 / audi a6 (4a, c4) 1994-1997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q5 2008-2012/ c 2012 гв(0312)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q7 2005-2010/2010-2015 (0361)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80 1966-199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100 1982-1991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6 c5 1997-200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(b5) 1994-2000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q3 2011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6 2005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b8 2008-2015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b6/b7 2000-2008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b5 1994-2000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1997-2001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6 c6 2005-2011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100 4d a-6 od 92 c-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4 b8 2009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Audi a6 05- sd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корея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audi 8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2 справа</text:p>
          </table:table-cell>
          <table:table-cell office:value-type="string" table:style-name="ce4">
            <text:p>anv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5 СЕРИИ (E60) 2003-2010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X5 (E53) 2000-200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X1 (E84) 2009-2012/2012-2015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3 СЕРИИ (E90) 2005-2012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X5 (F15) 2013-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3 СЕРИИ (E46) 1998-2005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1 СЕРИИ (E87) 2004-201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5 (E39) 1995-2003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X5 (E70) 2007-2013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3 (E36) 1990-2000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X5 (E53) 2000-2006 замотанный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3 (E46) 1998-2005 sedan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e34-5 1988-1996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4">
            <text:p>???? тайвань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BMW 5 (E39) 1996-2004</text:p>
          </table:table-cell>
          <table:table-cell office:value-type="string" table:style-name="ce5">
            <text:p>B (склад за розницей)</text:p>
          </table:table-cell>
          <table:table-cell office:value-type="string" table:style-name="ce5">
            <text:p>полка 1 справа</text:p>
          </table:table-cell>
          <table:table-cell office:value-type="string" table:style-name="ce4">
            <text:p>???? тайвань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Scenic 2 (JM) 2003-200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Megane 2 5d 2002-2008 wago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Megane 3 grandtour 2009-201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5">
            <text:p>ветровик renault sandero 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Megane 1 1995-2002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Megane 2 2002-2008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Laguna 2 grantour 2001-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Laguna 2 2000-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Sanero 2013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Laguna 3 2007- 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Duster 2017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Scenic 3 (JZ) 2009-201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Logan 2013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Duster 2010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Megane 3 5d 2008-2015 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Duster 202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Megane 3 2009- 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Fluence 2010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Megane 2 2002-2008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Duster 201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Logan 201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???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1</text:p>
          </table:table-cell>
          <table:table-cell office:value-type="string" table:style-name="ce4">
            <text:p>voron glass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Avensis 1997-2002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19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Verso 2004-200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06-2009, 2009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13-201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ush 2006-201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Toyota Camry 2001-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0" table:style-name="ce8">
            <text:p>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arina E AT190 1992-1997/corona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amry 201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Yaris/vitz 5d 5 1998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Toyota Corolla 9 e120, e130 sedan 2000-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7">
            <text:p>delta</text:p>
          </table:table-cell>
          <table:table-cell office:value-type="float" office:value="0" table:style-name="ce8">
            <text:p>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Auris 2006-201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-HR 201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amry xv70 sedan 2017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Land Cruiser 100 1997-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Land Cruiser Prado 120 2002-200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Land Cruiser 200 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07-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9">
            <text:p>Ветровик Toyota Highlander II 200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3 2006-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Toyota Camry xv40 sedan 2006-2011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0" table:style-name="ce8">
            <text:p>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18-2020 xa5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Auris 2007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13-201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????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vsta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amry 7 201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vsta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Prius 2009-201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amry 2001-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Avensis 2003-200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00-2006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Yaris/vitz 5d 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00-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13-201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amry 2012- current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1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13-2019 va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01-2007 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1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07-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avensis 2009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Rav-4 3 2006-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ouareg 2010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Sharan 1995-200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ouran 2003-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6 2005- variant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 plus 2005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olo 6 2020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olo 5 2010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Vital technologies (ВИП)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-4 1990-200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 3 3D 1991-199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5 200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5" table:style-name="ce6">
            <text:p>5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Caddy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5 универсал 1996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olo <text:s/>5 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olo 5 200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Jetta 5 2005-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5 седан 1996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iguan 2007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Jetta 6 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4" table:style-name="ce6">
            <text:p>4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-4 1990-200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olo 5 200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b5 универсал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3 b4 универсал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6-b7 sedan 2005-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 7 4 двери 201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3, b4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ouran 2 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-4 один передний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 2 1983-1992 hb 5дв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Jetta 201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iguan 2017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5/b5+ sedan 1997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 4 1999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Bora 1999-2005/ jetta 4 2008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ouareg 2010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 3 1991-1998 5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ouareg 2003-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5 седан 1996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 plus 200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3, b4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olo 5 2010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ransporter t5/t5+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-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<text:s/>отсек 2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itroen c3 5d 2002-2009 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expert 201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itroen c3 5d 2009- 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307 2001-2008 hb 5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508 2010- se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307 2001-2008 wago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traveller 2017- 3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406 1995-1999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408 2012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308 2008-2013 hb 5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partner 1 минивэн 1997-201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206 2007-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itroen c-elysee 4d 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Citroen c4 hb 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itroen c4 sedan 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308 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4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507 5d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expert 2017-/citroen spacetouer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partner 2008-/citroen berlingo 2008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207 hb 5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Peugeut 308 2008- универсал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itroen c5 2008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itroen c4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3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Land Cruiser prado 150 2009-2014, 201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4runner 1996-2002 5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amry xv20 1996-200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yaris/vitz 3d 2005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highlander c 2013/ kluger c 2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e12 2001-2007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Land Cruiser prado 90 1996-200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land cruiser 200 2007/ lexus lx 57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prius 2009-201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1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prius 2009-201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00-2006 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Toyota corolla 2013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1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3, b4 sedan 3 ШТ НЕТ ПЕРЕДНЕГО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JETTA 6 SD 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4">
            <text:p>T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6 B7 SEDAN 2005-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5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Caddy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5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 4 1997-2003 VARIANT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Itroen c-5 2008- SE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AMAROK 2010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PAssat b3, b4 УНИЕРСАЛ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GOLF-4 3d 1999-200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sharan 1995-200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VW touareg 3 2018- <text:s/>внедорожник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VW GOLF 5-6 200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висит</text:p>
          </table:table-cell>
          <table:table-cell office:value-type="string" table:style-name="ce4">
            <text:p>ANV air</text:p>
          </table:table-cell>
          <table:table-cell office:value-type="float" office:value="0" table:style-name="ce8">
            <text:p>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w 126s 4D 85-91R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HEKO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V-class 1996-2003 куз W638(Vito)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tiam racing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-Benz Vito W63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NV air (</text:p>
          </table:table-cell>
          <table:table-cell office:value-type="float" office:value="3" table:style-name="ce8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Vito 03.96-0.3R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HEKO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Sprinter W906 2006г \ VW Krafter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Benz E-klasse 2002-2009гг седан W211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Benz C-klasse 1993-2000 седан W20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Mersedes Sprinter Sprinter classic 1995-2005, 201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Mersedes <text:s/>Sprinter classic 201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k-w639 Viano 2003-2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uto tuning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Benz W210 1995-200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sprinter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uto tuning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<text:s/>Vito Viano w639 Restyling 2009-20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Sprinter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-Benz T1 1977-199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кобра тюнинг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-Benz M-klasse(W163) 1996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Vital technologies (ВИП)</text:p>
          </table:table-cell>
          <table:table-cell office:value-type="float" office:value="3" table:style-name="ce8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-Benz M-klasse(W164) 2005-2011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Vital technologies (ВИП)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-Benz GLK-klasse 2008-2012; 2012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 G-klasse (W463) 1990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-Benz C-klasse 2000-2007 седан(W203)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-Benz Vito W639 Restyling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Mersedes-Benz E-class 1984-1996 седан W12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sedes-Benz GLK-klasse 2008- ; (x204) 2012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mercedes vito 639 2003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mercedes sprinter classic 2 шт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4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Meriva 2002-2006 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combo Tour 2004- (плохой скотч на 1ом ветровике)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Corsa D 3D 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седан 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GMG team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Meriva B 2010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wagon 200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J 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Mokka 201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wagon 200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хэтчбэк 3 двери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G седан 1998-200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NV air</text:p>
          </table:table-cell>
          <table:table-cell office:value-type="float" office:value="3" table:style-name="ce8">
            <text:p>3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хэтчбэк 2004-2009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седан 2007-201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Vectra B 1995-2002 Carav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G sports tourer c 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2007- se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Corsa C 5d 2000-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Corsa D 5d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Meriva 2002-201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Corsa D 3D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G 1998-2003 wago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Meriva 201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Omega B 1994-2003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Vectra A 1989-1996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Zafira A 1999-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Zafira B 2006-2011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2004- wago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2004- hb 5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Corsa B 3D 1994-200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G 1998-2003 sed/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Vectra B 1996-2001 sed/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Corsa D 5дв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Vectra C 2002- <text:s/>hb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Zafira A 1999-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3дв 2012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H 2004- универсал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Zafira B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G 1998-2004 универсал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Corsa D 3дв 2007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1998-2004/ chevrolet Viva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Opel Astra G 1998-2004 универсал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3</text:p>
          </table:table-cell>
          <table:table-cell office:value-type="string" table:style-name="ce4">
            <text:p>auto tuning MVT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Qashqai 2 201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Almera (n15) 1995-200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p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Qashqai (?2006г?)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Tiida 5dr 200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silvar sta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Murano (Z50) 2002-200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p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X-Trail 2 2007-2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lux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(wind flex?)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кодо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X-Trail 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oron class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Maxima (A32) 1992-2000 / Maxima (A33) 2000-200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X-Trail 2001-2006 кузов T3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Murano (Z50) 2002-200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Navara (D40) 2005- /Frontier 2ой (D40)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Almera (N16) 2000-2005 hb 5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Nissan Micra (K12) 2003- 5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7">
            <text:p>Vital technologies (ВИП)</text:p>
          </table:table-cell>
          <table:table-cell office:value-type="float" office:value="0" table:style-name="ce8">
            <text:p>0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Juke (YF15) 2010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Primera (P11) 1996-2001 se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Pathfinder (r52) 201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Maxima (A32) 1994-2000 / Maxima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Patrol (Y62) 2010- / Infiniti QX56 (Z62)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Primera P10 <text:s/>1990-1997 sed 4дв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master ca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Teana (J32) 2008 / Maxima A36 200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Primera Sd R10 1990-199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np300 (d22) c 2008/ fronner (d22) 2001-2005/navara (d22) 2001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5">
            <text:p>???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Tiida hb кузов C11 2004-2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Pathfinder 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Qashqai J11 201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Nissan N16 sed Almera Classic B10 2000-201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7">
            <text:p>ANV air</text:p>
          </table:table-cell>
          <table:table-cell office:value-type="float" office:value="0" table:style-name="ce8">
            <text:p>0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Qashqai G10 2007-2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Tiida кузов С11 2004-2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X-Trail 2013 кузов Т3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Note E11 4двери 2004-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Dutsun on-Do 2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X-Trail 2007-2014 кузов T31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Nissan Almera G15 2015- 201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3">
          <table:table-cell office:value-type="string" table:style-name="ce11">
            <text:p>_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Tiida 2004- универсал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uto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X-Trail 2007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uto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Nissan Tiida 2004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uto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Almera Classic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uto tuning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Micra/March 2003-2010 5дв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Teana 2014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Note 2006-2014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Nissan X-Trail 2000-2006 кузов T30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7">
            <text:p>acrylauto (Вад)</text:p>
          </table:table-cell>
          <table:table-cell office:value-type="float" office:value="0" table:style-name="ce8">
            <text:p>0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X-Trail <text:s/>2007-2014 кузов T31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Nissan Almera 2000-2013 кузов N16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7">
            <text:p>acrylauto (Вад)</text:p>
          </table:table-cell>
          <table:table-cell office:value-type="float" office:value="0" table:style-name="ce8">
            <text:p>0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Nissan Primera 2001-2008 кузов P12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SRV new 2006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-V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-V 2012-2016 нерж:молдинг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headway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Jazz Mugen 2008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sus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Accord 2008-2012 / Spirior 2009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tal technologies (ВИП)</text:p>
          </table:table-cell>
          <table:table-cell office:value-type="float" office:value="2" table:style-name="ce8">
            <text:p>2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Honda Civic 8 2006-2011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-V 1995-200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HR-V 1998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p tuning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-V 2002-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ivic 2006- sedan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V 2006-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NV air</text:p>
          </table:table-cell>
          <table:table-cell office:value-type="float" office:value="3" table:style-name="ce8">
            <text:p>3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V 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Fit/ Jazz 2001-2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Accord 4й 2002-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-V 2007-2012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-V 2002-2007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Fit / Jazz 2008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onda CR-V 2007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mvt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zuki SX4 hb 2006-2013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zuki Grand Vitara 2 2005г 4дв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zuki liana 2001-2007 sed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p tuning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zuki SX4 S-Cross 2013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p tuning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zuki Grand vitara 2 3d / Escudo 1998-2005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zuki Grand Vitara 3d 2005- / Escudo (TD54V)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zuki Grand Vitara 2011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uto tuning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uzuki <text:s/>Vitara <text:s/>2015-</text:p>
          </table:table-cell>
          <table:table-cell office:value-type="string" table:style-name="ce5">
            <text:p>С (склад середина)</text:p>
          </table:table-cell>
          <table:table-cell office:value-type="string" table:style-name="ce5">
            <text:p>полка 2 отсек 1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5">
            <text:p>ветровик Renault Sandero 200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3" table:style-name="ce8">
            <text:p>3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Sandero 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4" table:style-name="ce8">
            <text:p>4</text:p>
          </table:table-cell>
          <table:table-cell table:style-name="ce10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Logan 2004-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4" table:style-name="ce8">
            <text:p>4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Logan 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4" table:style-name="ce8">
            <text:p>4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Logan 2004-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style-name="ce12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Duster 201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4" table:style-name="ce8">
            <text:p>4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Duster 2 2021г 4 двери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Renault Arkana 201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5">
            <text:p>???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Renault Trafic 2010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2</text:p>
          </table:table-cell>
          <table:table-cell office:value-type="string" table:style-name="ce4">
            <text:p>дельта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седан 2006-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6" table:style-name="ce8">
            <text:p>6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2006-2012 хетчбэк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sed 2006-200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new hb 200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2003-2007 хетчбек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uto tuning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(5) 2011- Curent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2011-2015 (2ой)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4" table:style-name="ce8">
            <text:p>4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2003-2006 se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2012-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mvt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Aveo 2003-2007 хетчбек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mvt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Lanos 199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3" table:style-name="ce8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Lanos ZAZ Sens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5">
            <text:p>ветровик chevrolet lanos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5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anv ветровик chevrolet lacetti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5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Lacetti хетчбэк 2003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3" table:style-name="ce8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Lacetti универсал 2004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Lacetti седан 2004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Lacetti sedan ????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????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Lacetti sedan 2003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Lacetti универсал 2003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 200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 HB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 sed 200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 2011- hb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sanviso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 2011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 5 2011- Current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?? (белая этикетка)</text:p>
          </table:table-cell>
          <table:table-cell office:value-type="float" office:value="3" table:style-name="ce8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 2008- current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ruze 200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obat 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Spark 201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8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aptiva 2006-2001; 2011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Orlando 2010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Spark 2005-200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Tahoe 2007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Espero 1990-199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?? (белая этикетка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vrolet Capiva 2006- / Opel antara 2012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5">
            <text:p>???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Daewoo Nexia 1994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4" table:style-name="ce8">
            <text:p>4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Daewoo Leganza 1997-2008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Daewoo Matiz х/б 199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Daewoo Matiz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Daewoo Nexia 1994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8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rio x-line 201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rio c 2017 4 поколение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rio 2011-2017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cerato 2018- 4 поколение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cerato 2013-2020 3 поколение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cerato 2008-2013 2 поколение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sportage 2010-2015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ceed 2012 hb 4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ceed 2012 универсал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ceed 2018 hb 4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7">
            <text:p>ветровик <text:s/>kia ceed 2006-2012 hb универсал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0" table:style-name="ce8">
            <text:p>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sportage 3 201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sorento 2020 4 поколение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soul 2 hb 2013-201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seltos 2019(1)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optima 4 2015-201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soul 14-1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ceed hb 2007- / hyunai i3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rio 4 hb 2012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rio 2005-2011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2011-2017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c 2017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x-line 201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k3 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<text:s/>kia rio 4 sed 2012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kia rio 11-1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kuga 201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iesta hb 2002-200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3 2011 универсал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iesta sedan 200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2 2005-201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3 2011 hb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mondeo 3 2000-2007 sed 4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2 2005-2011 универсал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mondeo 5 2014- sedan 3 шт нет нижнего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mondeo 3 2001-2006 wago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2 2004-2008/ fokus 2+(рест) c 2008 sed/hb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3 2011 hb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mondeo 2 1995-2001 hb sedan 5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2 2004-2008/ fokus 2+(рест) c 2008 sed/hb 3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tourneo/transit custom 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transit 2006-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transit 2000-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transit 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transit 2000-200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3 201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1 98-0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mondeo 07-15 se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c-max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tourneo/transit connect 2003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transit 1986-200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acrylauto (Вад)</text:p>
          </table:table-cell>
          <table:table-cell office:value-type="float" office:value="0" table:style-name="ce6">
            <text:p>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fokus 2 2004-2011 универсал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mvt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scorpio 1985-199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4">
            <text:p>team rac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ord s-max 200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4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nata 2009-2014 5 yf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30 fd 2008-2012 wagon 5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DM 2012-201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creta 2016-202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200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00-2006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nata dn8 c 201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5">
            <text:p>ветровик hyundai new santafe 1PC 200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белая этикетка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07-201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laris c 2017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terracan 2001-200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x55 c 2008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7 sedan 202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c 2011-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creta 201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verna 2006-2009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x35 201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laris 2 sedan 201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laris sedan 201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nata 2004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accent 2 1999-2005 , 2001- сборка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2018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creta 2016-202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tucson 05-0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уаз патриот 3163/ pickup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tarex /h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30 2012- хэтчбэк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ваз 2123 chevrolet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ada largus 5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ada xray 201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ada xray 5d hb 2015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3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30 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nata 2001-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creta 201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laris sedan 201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2001-20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20 2008-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30 2007-2012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15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tucson 4 202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06-2010 h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nata 2009-2014 5 yf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2001-20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creta 201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creta 2 2021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accent 2000-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8" table:style-name="ce6">
            <text:p>8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laris 201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8" table:style-name="ce6">
            <text:p>8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tucson 2004-200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laris 201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6" table:style-name="ce6">
            <text:p>6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tucson tl 201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x35 200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laris hb 201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15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getz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creta 2021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11-201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porter tagaz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accent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3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hd65/72/7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xd 00-0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06-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nata nf 06-1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11- sedan mvt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40 2012- универсал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11-1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tucson 2015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tarex /h1 <text:s/>200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nata 2014-/ рестайлинг 201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40 2012- седан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avante xd 5 2000-200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30 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x35 200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anta fe 2012- current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hd7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solaris БЕЛЫЙ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i3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?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00-20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yundai elantra 201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Roomster 200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Superb 2 combi 2008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Karoq 2020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Kodiaq 201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tour wagon 1998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combi 2004-2008, 200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Superb c 2015 sedan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Rapid 2020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Fabia combi 200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Yetti 200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2013-202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Fabia 2 hb 200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Kodiaq 2016-2019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Fabia 1 1997-2007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A7 4D 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A5 2004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Rapid/rapid 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tour HB 1106-201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Fabia 2 2007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A5 2004-2013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96-00/ Octavia tour 00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vad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A7 2013- универсал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vad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Fabia 2000-2007 sd hb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koda Octavia 2004-200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лева, отсек 1, полка 1</text:p>
          </table:table-cell>
          <table:table-cell office:value-type="string" table:style-name="ce4">
            <text:p>mvt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fiat doblo cargo 223 5d/doblo panorama 223 5d 200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doblo 2d 2000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ducato 1994-2006/ 2006- сборка в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ducato 2 2002-20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4">
            <text:p>дельта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ducato 3 200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4">
            <text:p>дельта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ducato/ peugeut boxer/ citroen jumper 20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4">
            <text:p>ANV air</text:p>
          </table:table-cell>
          <table:table-cell office:value-type="float" office:value="6" table:style-name="ce6">
            <text:p>6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ducato/ peugeut boxer/ citroen jumper 94-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5">
            <text:p>???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doblo 2010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doblo 2001-/2005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<text:s/>Ветровик fiat albea 02-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1, полка 3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kyron 4d 2005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actyon 4d 2010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actyon 2011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actyon sport 2008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kyron 2005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actyon 2005-2001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musso 1998-2005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7 201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fora/ vortex estina 20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very hb 200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2006-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amulet 2003-201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7 pro 202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2013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5 кроссоер 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t11 2005-2010/ vorterx tingo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4 201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ifan breeze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ifan murman sedan 201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ifan x60 2011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ifan x50 кроссоер 2015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delta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ifan x50 2015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ifan celliya /530 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cobra tuning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geely emgrand x7 2013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geely atlas 201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geely emgrand sedan 2012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NV air</text:p>
          </table:table-cell>
          <table:table-cell office:value-type="float" office:value="3" table:style-name="ce6">
            <text:p>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geely mk 20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???</text:p>
          </table:table-cell>
          <table:table-cell office:value-type="float" office:value="2" table:style-name="ce6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geely mk cross 2006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excee txl 201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geely ck 2005-2008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geely emgrand x7 4d 2014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???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aval jolion 2021- 5d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aval f7 201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aval f7x 201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rexton 3 12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vstar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Lifan x70 2017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Ssang young rexton 3 12-/2 2006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fora/ vortex estina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7 pro 2020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Chery tiggo 7 2017- передние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13">
            <text:p>Ветровик Chery tiggo 05-/10- / vortex tingo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4">
            <text:p>acrylauto (Вад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4">
            <text:p>Ветровик haval f7 2019-</text:p>
          </table:table-cell>
          <table:table-cell office:value-type="string" table:style-name="ce5">
            <text:p>D (вход в опт)</text:p>
          </table:table-cell>
          <table:table-cell office:value-type="string" table:style-name="ce5">
            <text:p>полки справа, отсек 2, полка 2</text:p>
          </table:table-cell>
          <table:table-cell office:value-type="string" table:style-name="ce5">
            <text:p>Vital technologies (ВИП)</text:p>
          </table:table-cell>
          <table:table-cell office:value-type="float" office:value="1" table:style-name="ce6">
            <text:p>1</text:p>
          </table:table-cell>
          <table:table-cell table:number-columns-repeated="2" table:style-name="ce4"/>
          <table:table-cell table:number-columns-repeated="16377"/>
        </table:table-row>
        <table:table-row table:number-rows-repeated="4" table:style-name="ro1">
          <table:table-cell table:number-columns-repeated="4" table:style-name="ce1"/>
          <table:table-cell table:style-name="ce14"/>
          <table:table-cell table:number-columns-repeated="16379" table:style-name="ce1"/>
        </table:table-row>
        <table:table-row table:number-rows-repeated="997" table:style-name="ro1">
          <table:table-cell table:number-columns-repeated="4"/>
          <table:table-cell table:style-name="ce14"/>
          <table:table-cell table:number-columns-repeated="16379"/>
        </table:table-row>
        <table:table-row table:number-rows-repeated="104682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5in" fo:margin-bottom="0.39375in" fo:margin-left="0.39375in" fo:margin-right="0.393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Олег</dc:creator>
    <dc:date>2022-11-06T19:19:15Z</dc:date>
  </office:meta>
</office:document-meta>
</file>